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einLeerraum" style:master-page-name="MP0" style:family="paragraph">
      <style:paragraph-properties fo:break-before="page"/>
      <style:text-properties fo:font-weight="bold" style:font-weight-asian="bold" fo:font-size="14pt" style:font-size-asian="14pt"/>
    </style:style>
    <style:style style:name="P2" style:parent-style-name="KeinLeerraum" style:family="paragraph">
      <style:text-properties style:font-weight-complex="bold" fo:font-size="12pt" style:font-size-asian="12pt" style:font-size-complex="10pt"/>
    </style:style>
    <style:style style:name="P3" style:parent-style-name="KeinLeerraum" style:family="paragraph">
      <style:text-properties fo:font-weight="bold" style:font-weight-asian="bold" fo:font-size="14pt" style:font-size-asian="14pt"/>
    </style:style>
    <style:style style:name="P4" style:parent-style-name="KeinLeerraum" style:family="paragraph">
      <style:text-properties fo:font-weight="bold" style:font-weight-asian="bold" fo:font-size="14pt" style:font-size-asian="14pt"/>
    </style:style>
    <style:style style:name="P5" style:parent-style-name="KeinLeerraum" style:family="paragraph">
      <style:text-properties fo:font-size="12pt" style:font-size-asian="12pt"/>
    </style:style>
    <style:style style:name="P6" style:parent-style-name="KeinLeerraum" style:family="paragraph">
      <style:text-properties fo:font-size="12pt" style:font-size-asian="12pt"/>
    </style:style>
    <style:style style:name="P7" style:parent-style-name="KeinLeerraum" style:family="paragraph">
      <style:text-properties fo:font-size="12pt" style:font-size-asian="12pt"/>
    </style:style>
    <style:style style:name="P8" style:parent-style-name="KeinLeerraum" style:family="paragraph">
      <style:text-properties fo:font-weight="bold" style:font-weight-asian="bold" fo:font-size="14pt" style:font-size-asian="14pt"/>
    </style:style>
    <style:style style:name="P9" style:parent-style-name="KeinLeerraum" style:family="paragraph">
      <style:text-properties fo:font-size="12pt" style:font-size-asian="12pt"/>
    </style:style>
    <style:style style:name="P10" style:parent-style-name="KeinLeerraum" style:family="paragraph">
      <style:text-properties fo:font-size="12pt" style:font-size-asian="12pt"/>
    </style:style>
    <style:style style:name="P11" style:parent-style-name="KeinLeerraum" style:family="paragraph">
      <style:text-properties fo:font-size="12pt" style:font-size-asian="12pt"/>
    </style:style>
    <style:style style:name="P12" style:parent-style-name="KeinLeerraum" style:family="paragraph">
      <style:text-properties fo:font-size="12pt" style:font-size-asian="12pt"/>
    </style:style>
    <style:style style:name="P13" style:parent-style-name="KeinLeerraum" style:family="paragraph">
      <style:text-properties fo:font-size="12pt" style:font-size-asian="12pt"/>
    </style:style>
    <style:style style:name="P14" style:parent-style-name="KeinLeerraum" style:family="paragraph">
      <style:text-properties fo:font-size="12pt" style:font-size-asian="12pt"/>
    </style:style>
    <style:style style:name="P15" style:parent-style-name="KeinLeerraum" style:family="paragraph">
      <style:text-properties fo:font-size="12pt" style:font-size-asian="12pt"/>
    </style:style>
    <style:style style:name="P16" style:parent-style-name="KeinLeerraum" style:family="paragraph">
      <style:text-properties fo:font-size="12pt" style:font-size-asian="12pt"/>
    </style:style>
    <style:style style:name="P17" style:parent-style-name="KeinLeerraum" style:family="paragraph">
      <style:text-properties fo:font-size="12pt" style:font-size-asian="12pt"/>
    </style:style>
    <style:style style:name="P18" style:parent-style-name="KeinLeerraum" style:family="paragraph">
      <style:text-properties fo:font-size="12pt" style:font-size-asian="12pt"/>
    </style:style>
    <style:style style:name="P19" style:parent-style-name="KeinLeerraum" style:family="paragraph">
      <style:text-properties fo:font-size="12pt" style:font-size-asian="12pt"/>
    </style:style>
    <style:style style:name="P20" style:parent-style-name="KeinLeerraum" style:family="paragraph">
      <style:text-properties fo:font-size="12pt" style:font-size-asian="12pt"/>
    </style:style>
    <style:style style:name="P21" style:parent-style-name="KeinLeerraum" style:family="paragraph">
      <style:text-properties fo:font-size="12pt" style:font-size-asian="12pt"/>
    </style:style>
    <style:style style:name="P22" style:parent-style-name="KeinLeerraum" style:family="paragraph">
      <style:text-properties fo:font-weight="bold" style:font-weight-asian="bold" fo:font-size="14pt" style:font-size-asian="14pt"/>
    </style:style>
    <style:style style:name="T23" style:parent-style-name="Absatz-Standardschriftart" style:family="text">
      <style:text-properties fo:font-size="12pt" style:font-size-asian="12pt"/>
    </style:style>
    <style:style style:name="T24" style:parent-style-name="Absatz-Standardschriftart" style:family="text">
      <style:text-properties fo:font-size="12pt" style:font-size-asian="12pt"/>
    </style:style>
  </office:automatic-styles>
  <office:body>
    <office:text text:use-soft-page-breaks="true">
      <text:p text:style-name="P1">Einsatzumfeld</text:p>
      <text:p text:style-name="P2"/>
      <text:p text:style-name="P3"/>
      <text:p text:style-name="P4">Ziel des Auftrages</text:p>
      <text:p text:style-name="P5">Ziel des betrieblichen Auftrages ist die Entwicklung eines Prototyps einer Prüfvorrichtung zum Prüfen verschiedener konfektionierter Kabel. Das Prüfkonzept dieses Prototyps soll im Endzustand eine Prüfung<text:s/>verschiedener BMK-Standard-Programmierkabeln und Flachbandkabeln übernehmen können.<text:s/></text:p>
      <text:p text:style-name="P6">In Zukunft soll dadurch eine Menge Zeit bei der Fehlersuche eingespart werden können. Die Übergabe von fehlerhaften Programmierkabeln an einen Softwareentwickler soll ausgeschlossen werden können.</text:p>
      <text:p text:style-name="P7"/>
      <text:p text:style-name="P8">Anforderungen</text:p>
      <text:p text:style-name="P9">Durch Rücksprache mit dem Auftraggeber wurden folgende Details ausgearbeitet. Diese wurden außerdem in einem offiziellen Pflichtenheft festgehalten.<text:s/></text:p>
      <text:p text:style-name="P10"/>
      <text:p text:style-name="P11">Die extern angelegte Versorgungsspannung (Akku oder Batterie) soll möglichst verlustfrei auf einen 5V TTL-Pegel gewandelt werden.<text:s/></text:p>
      <text:p text:style-name="P12"/>
      <text:p text:style-name="P13">Die Leitungen sollen auf eine allgemeine Durchgängigkeit, sowie auf Kurzschlüsse untereinander geprüft werden.</text:p>
      <text:p text:style-name="P14"/>
      <text:p text:style-name="P15">Indirekte ohmsche Widerstandsprüfung jeder einzelnen Ader, durch<text:s/>konstanten Stromfluss.</text:p>
      <text:p text:style-name="P16"/>
      <text:p text:style-name="P17">Anzahl der sich auf einer Prüfvorrichtung befindenden Messlinien: 14 Stück.</text:p>
      <text:p text:style-name="P18">-Erster Prototyp ist auf 4 Messlinien begrenzt!!!</text:p>
      <text:p text:style-name="P19"/>
      <text:p text:style-name="P20">Einfache Erweiterung der Messlinien durch Verbindung zweier Prüfvorrichtungen.</text:p>
      <text:p text:style-name="P21"/>
      <text:p text:style-name="P22">Teilaufträge</text:p>
      <text:p text:style-name="KeinLeerraum"><text:span text:style-name="T23">Um das Projekt im Rahmen des Zeitplanes voranzutreiben, werde ich im Bereich Layout und Bestückung der Platinen von meiner Abteilung unterstützt. Diesen Teilbereichen widme ich in meiner Dokumentation keine Aufmerksamkeit. Es wird lediglich di</text:span><text:span text:style-name="T24">e Anforderung an den jeweiligen Teilbereich schriftlich festgehalt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ximilian Hoffmann</meta:initial-creator>
    <dc:creator>Maximilian Hoffmann</dc:creator>
    <meta:creation-date>2021-04-13T07:01:00Z</meta:creation-date>
    <dc:date>2021-04-23T18:48:00Z</dc:date>
    <meta:template xlink:href="Normal" xlink:type="simple"/>
    <meta:editing-cycles>8</meta:editing-cycles>
    <meta:editing-duration>PT0S</meta:editing-duration>
    <meta:document-statistic meta:page-count="1" meta:paragraph-count="3" meta:word-count="212" meta:character-count="1551" meta:row-count="11" meta:non-whitespace-character-count="1342"/>
  </office:meta>
</office:document-meta>
</file>